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b6438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de los siguientes tipos de memoria se utiliza comúnmente en tarjetas madre y dispositivos de almacenamiento debido a su menor costo y mayor capacidad?</text:p>
      <text:p text:style-name="P5">a) SRAM.</text:p>
      <text:p text:style-name="P5">b) DDR.</text:p>
      <text:p text:style-name="P5">c) SDDR.</text:p>
      <text:p text:style-name="P5">d) DRAM.</text:p>
      <text:p text:style-name="P5"/>
      <text:p text:style-name="P5">¿Cuántos pines tiene un módulo de memoria SODIMM estándar?</text:p>
      <text:p text:style-name="P5">a) 144.</text:p>
      <text:p text:style-name="P5">b) 200.</text:p>
      <text:p text:style-name="P5">c) 260.</text:p>
      <text:p text:style-name="P5">d) 288.</text:p>
      <text:p text:style-name="P5"/>
      <text:p text:style-name="P5">¿Cuál de las siguientes opciones describe mejor la función de una memoria RAM DDR2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Cuál es el propósito principal de la memoria caché en un sistema informático?</text:p>
      <text:p text:style-name="P5">a) Almacenar datos de forma permanente.</text:p>
      <text:p text:style-name="P5">b) Almacenar datos temporalmente para acceder más rápidamente a ellos.</text:p>
      <text:p text:style-name="P5">c) Proporcionar espacio de almacenamiento adicional.</text:p>
      <text:p text:style-name="P5">d) Manejar la gestión de energía del sistema.</text:p>
      <text:p text:style-name="P5"/>
      <text:p text:style-name="P5">¿Cuántos pines tiene un módulo de memoria DDR3 estándar?</text:p>
      <text:p text:style-name="P5">a) 144.</text:p>
      <text:p text:style-name="P5">b) 200.</text:p>
      <text:p text:style-name="P5">c) 240.</text:p>
      <text:p text:style-name="P5">d) 288.</text:p>
      <text:p text:style-name="P5"/>
      <text:p text:style-name="P5">¿Cuál de los siguientes tipos de memoria es conocido por su baja latencia y se utiliza comúnmente en aplicaciones que requieren un acceso rápido a los datos?</text:p>
      <text:p text:style-name="P5">a) DDR2.</text:p>
      <text:p text:style-name="P5">b) DDR4.</text:p>
      <text:p text:style-name="P5">c) SRAM.</text:p>
      <text:p text:style-name="P5">d) SDDR.</text:p>
      <text:p text:style-name="P5"/>
      <text:p text:style-name="P5">¿Qué tipo de memoria se utiliza comúnmente en tarjetas de video de alto rendimiento y ofrece una alta velocidad de transferencia de datos?</text:p>
      <text:p text:style-name="P5">a) DDR.</text:p>
      <text:p text:style-name="P5">b) GDDR.</text:p>
      <text:p text:style-name="P5">c) DDR2.</text:p>
      <text:p text:style-name="P5"><text:soft-page-break/>d) SDDR.</text:p>
      <text:p text:style-name="P5"/>
      <text:p text:style-name="P5">¿Cuántos pines tiene un módulo de memoria DDR4 estándar?</text:p>
      <text:p text:style-name="P5">a) 144.</text:p>
      <text:p text:style-name="P5">b) 200.</text:p>
      <text:p text:style-name="P5">c) 288.</text:p>
      <text:p text:style-name="P5">d) 320.</text:p>
      <text:p text:style-name="P5"/>
      <text:p text:style-name="P5">¿Cuál de las siguientes opciones describe mejor la función de una memoria RAM DDR4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Cuál de los siguientes tipos de memoria se utiliza comúnmente en tarjetas madre y dispositivos de almacenamiento debido a su menor costo y mayor capacidad?</text:p>
      <text:p text:style-name="P5">a) SRAM.</text:p>
      <text:p text:style-name="P5">b) DDR.</text:p>
      <text:p text:style-name="P5">c) SDDR.</text:p>
      <text:p text:style-name="P5">d) DRAM.</text:p>
      <text:p text:style-name="P5"/>
      <text:p text:style-name="P5">¿Cuántos pines tiene un módulo de memoria SO-DIMM estándar?</text:p>
      <text:p text:style-name="P5">a) 144.</text:p>
      <text:p text:style-name="P5">b) 200.</text:p>
      <text:p text:style-name="P5">c) 260.</text:p>
      <text:p text:style-name="P5">d) 288.</text:p>
      <text:p text:style-name="P5"/>
      <text:p text:style-name="P5">¿Cuál de las siguientes opciones describe mejor la función de una memoria RAM DDR2?</text:p>
      <text:p text:style-name="P5"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Qué tipo de memoria se utiliza comúnmente en tarjetas de video de alto rendimiento y ofrece una alta velocidad de transferencia de datos?</text:p>
      <text:p text:style-name="P5">a) DDR.</text:p>
      <text:p text:style-name="P5">b) GDDR.</text:p>
      <text:p text:style-name="P5">c) DDR2.</text:p>
      <text:p text:style-name="P5">d) SDDR.</text:p>
      <text:p text:style-name="P5"/>
      <text:p text:style-name="P5">¿Cuántos pines tiene un módulo de memoria DDR3 estándar?</text:p>
      <text:p text:style-name="P5">a) 144.</text:p>
      <text:p text:style-name="P5">b) 200.</text:p>
      <text:p text:style-name="P5">c) 240.</text:p>
      <text:p text:style-name="P5">d) 288.</text:p>
      <text:p text:style-name="P5"/>
      <text:p text:style-name="P5">¿Cuál de las siguientes opciones describe mejor la función de una memoria RAM DDR3?</text:p>
      <text:p text:style-name="P5"><text:soft-page-break/>a) Transfiere datos en ambos flancos de la señal de reloj.</text:p>
      <text:p text:style-name="P5">b) Almacena datos de forma permanente incluso después del apagado.</text:p>
      <text:p text:style-name="P5">c) Utiliza un solo flanco de la señal de reloj para transferir datos.</text:p>
      <text:p text:style-name="P5">d) Tiene una velocidad de acceso más lenta en comparación con otras memorias.</text:p>
      <text:p text:style-name="P5"/>
      <text:p text:style-name="P5">¿Cuál de los siguientes tipos de memoria es conocido por ser más rápido pero más caro, utilizado comúnmente en cachés y registros de CPU?</text:p>
      <text:p text:style-name="P5">a) DRAM.</text:p>
      <text:p text:style-name="P5">b) SRAM.</text:p>
      <text:p text:style-name="P5">c) DDR.</text:p>
      <text:p text:style-name="P5">d) DDR4.</text:p>
      <text:p text:style-name="P5"/>
      <text:p text:style-name="P5">¿Cuál de las siguientes opciones describe mejor la tecnología de expansión ISA (Industry Standard Architecture)?</text:p>
      <text:p text:style-name="P5">a) Utiliza un bus de 32 bits y transmisión serie.</text:p>
      <text:p text:style-name="P5">b) Fue reemplazada por PCI debido a su baja velocidad.</text:p>
      <text:p text:style-name="P5">c) Utiliza un bus de 16 bits y transmisión paralela.</text:p>
      <text:p text:style-name="P5">d) Es una tecnología exclusiva de computadoras Apple.</text:p>
      <text:p text:style-name="P5"/>
      <text:p text:style-name="P5">¿Cuántos pines tiene un slot de expansión PCI estándar?</text:p>
      <text:p text:style-name="P5">a) 32.</text:p>
      <text:p text:style-name="P5">b) 64.</text:p>
      <text:p text:style-name="P5">c) 128.</text:p>
      <text:p text:style-name="P5">d) 16.</text:p>
      <text:p text:style-name="P5"/>
      <text:p text:style-name="P5">¿Cuál de las siguientes opciones describe mejor la tecnología de expansión PCI (Peripheral Component Interconnect)?</text:p>
      <text:p text:style-name="P5">a) Utiliza un bus de 16 bits y transmisión paralela.</text:p>
      <text:p text:style-name="P5">b) Es una tecnología obsoleta y ya no se utiliza.</text:p>
      <text:p text:style-name="P5">c) Utiliza un bus de 32 bits y transmisión serie.</text:p>
      <text:p text:style-name="P5">d) Es un estándar común para conectar periféricos a la placa base.</text:p>
      <text:p text:style-name="P5"/>
      <text:p text:style-name="P5">¿Cuántos pines tiene un conector PCIe x16, que es comúnmente utilizado para tarjetas de video de alto rendimiento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afirmaciones describe mejor la tecnología de expansión PCIe (Peripheral Component Interconnect Express)?</text:p>
      <text:p text:style-name="P5">a) Utiliza un bus de datos paralelo y transmisión serie.</text:p>
      <text:p text:style-name="P5">b) Fue desarrollada para reemplazar USB en la conexión de periféricos.</text:p>
      <text:p text:style-name="P5">c) Ofrece una mayor velocidad y flexibilidad en comparación con PCI y AGP.</text:p>
      <text:p text:style-name="P5">d) Utiliza un conector de 32 pines para la conexión de dispositivos.</text:p>
      <text:p text:style-name="P5"/>
      <text:p text:style-name="P5"><text:soft-page-break/>¿Cuántos pines tiene un conector PCIe x1, que se utiliza comúnmente para tarjetas de expansión de baja velocidad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AGP (Accelerated Graphics Port)?</text:p>
      <text:p text:style-name="P5">a) Utiliza un bus de datos paralelo y transmisión paralela.</text:p>
      <text:p text:style-name="P5">b) Es una versión obsoleta de PCI utilizada exclusivamente para tarjetas de video.</text:p>
      <text:p text:style-name="P5">c) Ofrece una velocidad de transferencia de datos más baja que PCI.</text:p>
      <text:p text:style-name="P5">d) Utiliza un conector de 64 pines para la conexión de dispositivos.</text:p>
      <text:p text:style-name="P5"/>
      <text:p text:style-name="P5">¿Cuántos pines tiene un conector PCIe x4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VESA Local Bus (VLB)?</text:p>
      <text:p text:style-name="P5">a) Utiliza un bus de 64 bits y transmisión serie.</text:p>
      <text:p text:style-name="P5">b) Fue desarrollada para reemplazar USB en la conexión de periféricos.</text:p>
      <text:p text:style-name="P5">c) Es una versión mejorada de PCI con mayor velocidad.</text:p>
      <text:p text:style-name="P5">d) Fue utilizada principalmente en computadoras de la década de 1990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3:18.864054834</dc:date>
    <meta:editing-duration>PT7H30M49S</meta:editing-duration>
    <meta:editing-cycles>19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30" meta:word-count="1002" meta:character-count="5751" meta:non-whitespace-character-count="4877"/>
  </office:meta>
</office:document-meta>
</file>